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700000328EFAC38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77cm"/>
    </style:style>
    <style:style style:name="gr3" style:family="graphic" style:parent-style-name="standard">
      <style:graphic-properties svg:stroke-width="0.05cm" svg:stroke-color="#ff3333" draw:marker-start-width="0.275cm" draw:marker-end-width="0.275cm" draw:fill="none" draw:textarea-vertical-align="middle" draw:auto-grow-height="false" fo:min-height="8.09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3333" draw:marker-start-width="0.275cm" draw:marker-end-width="0.275cm" draw:fill="none" draw:textarea-vertical-align="middle" draw:auto-grow-height="false" fo:min-height="9.988cm" fo:min-width="0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ff3333" draw:marker-start-width="0.275cm" draw:marker-end-width="0.275cm" draw:fill="none" draw:textarea-vertical-align="middle" draw:auto-grow-height="false" fo:min-height="7.86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765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5pt" style:font-size-asian="15pt" style:font-size-complex="15pt"/>
    </style:style>
    <style:style style:name="T1" style:family="text">
      <style:text-properties fo:color="#ff3333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018cm" svg:x="1.001cm" svg:y="1.082cm">
          <draw:image xlink:href="Pictures/100002010000044700000328EFAC38D4.png" xlink:type="simple" xlink:show="embed" xlink:actuate="onLoad">
            <text:p/>
          </draw:image>
        </draw:frame>
        <draw:frame draw:style-name="gr2" draw:text-style-name="P2" draw:layer="layout" svg:width="7.6cm" svg:height="1.427cm" svg:x="2.6cm" svg:y="3.3cm">
          <draw:text-box>
            <text:p text:style-name="P2"><text:span text:style-name="T1">Structure display controls</text:span></text:p>
          </draw:text-box>
        </draw:frame>
        <draw:custom-shape draw:style-name="gr3" draw:text-style-name="P1" draw:layer="layout" svg:width="0.5cm" svg:height="8.8cm" draw:transform="rotate (1.5707963267949) translate (1.3cm 3.4cm)">
          <text:p/>
          <draw:enhanced-geometry svg:viewBox="0 0 21600 21600" draw:glue-points="21600 0 0 10800 21600 21600" draw:text-areas="13800 ?f9 21600 ?f10" draw:type="left-brace" draw:modifiers="584.11544142711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4cm" svg:height="10.8cm" svg:x="1.8cm" svg:y="3.2cm">
          <text:p/>
          <draw:enhanced-geometry svg:viewBox="0 0 21600 21600" draw:glue-points="0 0 0 21600 21600 10800" draw:text-areas="0 ?f9 7800 ?f10" draw:type="right-brace" draw:modifiers="577.94648643644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2.2cm" svg:height="1.427cm" svg:x="2.2cm" svg:y="7.873cm">
          <draw:text-box>
            <text:p text:style-name="P2"><text:span text:style-name="T1">Mouse</text:span></text:p>
            <text:p text:style-name="P2"><text:span text:style-name="T1">modes</text:span></text:p>
          </draw:text-box>
        </draw:frame>
        <draw:frame draw:style-name="gr2" draw:text-style-name="P2" draw:layer="layout" svg:width="7.6cm" svg:height="1.427cm" svg:x="4.6cm" svg:y="13.973cm">
          <draw:text-box>
            <text:p text:style-name="P2"><text:span text:style-name="T1">Command line</text:span></text:p>
          </draw:text-box>
        </draw:frame>
        <draw:frame draw:style-name="gr2" draw:text-style-name="P2" draw:layer="layout" svg:width="3.6cm" svg:height="1.427cm" svg:x="13.7cm" svg:y="10.173cm">
          <draw:text-box>
            <text:p text:style-name="P2"><text:span text:style-name="T1">Log window</text:span></text:p>
          </draw:text-box>
        </draw:frame>
        <draw:custom-shape draw:style-name="gr5" draw:text-style-name="P1" draw:layer="layout" svg:width="0.5cm" svg:height="8.3cm" draw:transform="rotate (1.5707963267949) translate (10.3cm 3.4cm)">
          <text:p/>
          <draw:enhanced-geometry svg:viewBox="0 0 21600 21600" draw:glue-points="21600 0 0 10800 21600 21600" draw:text-areas="13800 ?f9 21600 ?f10" draw:type="left-brace" draw:modifiers="584.115441427111 6070.6902782797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2" draw:layer="layout" svg:width="2.7cm" svg:height="2.015cm" svg:x="11.2cm" svg:y="3.5cm">
          <draw:text-box>
            <text:p text:style-name="P2"><text:span text:style-name="T1">General</text:span></text:p>
            <text:p text:style-name="P2"><text:span text:style-name="T1">graphics</text:span></text:p>
            <text:p text:style-name="P2"><text:span text:style-name="T1">controls</text:span></text:p>
          </draw:text-box>
        </draw:frame>
        <draw:frame draw:style-name="gr6" draw:text-style-name="P2" draw:layer="layout" svg:width="4.2cm" svg:height="2.015cm" svg:x="13.9cm" svg:y="12.873cm">
          <draw:text-box>
            <text:p text:style-name="P2"><text:span text:style-name="T1">List of loaded models</text:span></text:p>
          </draw:text-box>
        </draw:frame>
        <draw:frame draw:style-name="gr2" draw:text-style-name="P2" draw:layer="layout" svg:width="3.6cm" svg:height="1.427cm" svg:x="6cm" svg:y="11.3cm">
          <draw:text-box>
            <text:p text:style-name="P2"><text:span text:style-name="T1">Main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0:38:01.837260008</meta:creation-date>
    <dc:date>2016-11-28T11:40:35.550428264</dc:date>
    <meta:editing-duration>PT47M33S</meta:editing-duration>
    <meta:editing-cycles>2</meta:editing-cycles>
    <meta:generator>LibreOffice/4.3.7.2$Linux_X86_64 LibreOffice_project/430$Build-2</meta:generator>
    <meta:document-statistic meta:object-count="11"/>
  </office:meta>
</office:document-meta>
</file>